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sc</text:p>
          </table:table-cell>
          <table:table-cell table:number-columns-repeated="6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Tmr2 P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iod</text:p>
          </table:table-cell>
          <table:table-cell table:formula="of:=([.B4] +1)*4*(1/[.B2])*[.B3]" office:value-type="float" office:value="0.000012" calcext:value-type="float">
            <text:p>0</text:p>
          </table:table-cell>
          <table:table-cell table:formula="of:=([.C4] +1)*4*(1/[.C2])*[.C3]" office:value-type="float" office:value="0.001024" calcext:value-type="float">
            <text:p>0</text:p>
          </table:table-cell>
          <table:table-cell table:formula="of:=([.D4] +1)*4*(1/[.D2])*[.D3]" office:value-type="float" office:value="0.000048" calcext:value-type="float">
            <text:p>0</text:p>
          </table:table-cell>
          <table:table-cell table:formula="of:=([.E4] +1)*4*(1/[.E2])*[.E3]" office:value-type="float" office:value="0.004096" calcext:value-type="float">
            <text:p>0</text:p>
          </table:table-cell>
          <table:table-cell table:formula="of:=([.F4] +1)*4*(1/[.F2])*[.F3]" office:value-type="float" office:value="0.000704" calcext:value-type="float">
            <text:p>0</text:p>
          </table:table-cell>
          <table:table-cell table:formula="of:=([.G4] +1)*4*(1/[.G2])*[.G3]" office:value-type="float" office:value="0.016384" calcext:value-type="float">
            <text:p>0.0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table:formula="of:=1/[.B6]" office:value-type="float" office:value="83333.3333333333" calcext:value-type="float">
            <text:p>83333.33</text:p>
          </table:table-cell>
          <table:table-cell table:formula="of:=1/[.C6]" office:value-type="float" office:value="976.5625" calcext:value-type="float">
            <text:p>976.56</text:p>
          </table:table-cell>
          <table:table-cell table:formula="of:=1/[.D6]" office:value-type="float" office:value="20833.3333333333" calcext:value-type="float">
            <text:p>20833.33</text:p>
          </table:table-cell>
          <table:table-cell table:formula="of:=1/[.E6]" office:value-type="float" office:value="244.140625" calcext:value-type="float">
            <text:p>244.14</text:p>
          </table:table-cell>
          <table:table-cell table:formula="of:=1/[.F6]" office:value-type="float" office:value="1420.45454545455" calcext:value-type="float">
            <text:p>1420.45</text:p>
          </table:table-cell>
          <table:table-cell table:formula="of:=1/[.G6]" office:value-type="float" office:value="61.03515625" calcext:value-type="float">
            <text:p>61.0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freq cal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er freq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presca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2 =</text:p>
          </table:table-cell>
          <table:table-cell table:formula="of:=([.B2]/(4*[.B13]*[.B12]))-1" office:value-type="float" office:value="124" calcext:value-type="float">
            <text:p>1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17:20:48.943781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</meta:editing-duration>
    <meta:editing-cycles>8</meta:editing-cycles>
    <meta:generator>LibreOffice/6.0.3.2$Linux_X86_64 LibreOffice_project/00m0$Build-2</meta:generator>
    <dc:date>2018-06-20T17:21:47.261223033</dc:date>
    <meta:document-statistic meta:table-count="1" meta:cell-count="42" meta:object-count="0"/>
    <meta:user-defined meta:name="Info 1"/>
    <meta:user-defined meta:name="Info 2"/>
    <meta:user-defined meta:name="Info 3"/>
    <meta:user-defined meta:name="Info 4"/>
  </office:meta>
</office:document-meta>
</file>